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or.getLocationURLs( File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.decodeUri( String uri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Locator.getClassSource( Class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tor.fromURIJava13( String uri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0">
            <text:p text:style-name="Table_20_Contents">2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Locator.accept( File dir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cator.fromUriJava14( String uri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Locator.fileToURL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tor.Lo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tor.encodeURI( String path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ocator.getResourceSource( ClassLoader c , String resour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ocator.fromJar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ator.fromURI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tor.getToolsJar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Locator.getLocationURLs( File location , final String [ ] extension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